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start="Arrow" draw:textarea-horizontal-align="center" draw:textarea-vertical-align="middle"/>
    </style:style>
    <style:style style:name="gr3" style:family="graphic" style:parent-style-name="standard">
      <style:graphic-properties draw:marker-start="" draw:marker-end="" draw:textarea-horizontal-align="center" draw:textarea-vertical-align="middle"/>
    </style:style>
    <style:style style:name="gr4" style:family="graphic" style:parent-style-name="standard">
      <style:graphic-properties svg:stroke-width="0.051cm" svg:stroke-color="#800000" draw:marker-start="Arrow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draw:fill="none" fo:min-height="0.946cm"/>
    </style:style>
    <style:style style:name="gr6" style:family="graphic" style:parent-style-name="standard">
      <style:graphic-properties draw:stroke="dash" draw:stroke-dash="_32__20_Dots_20_1_20_Dash" draw:textarea-horizontal-align="center" draw:textarea-vertical-align="middle"/>
    </style:style>
    <style:style style:name="gr7" style:family="graphic" style:parent-style-name="standard">
      <style:graphic-properties draw:fill="solid" draw:fill-color="#ff9966" draw:textarea-horizontal-align="center" draw:textarea-vertical-align="middle"/>
    </style:style>
    <style:style style:name="gr8" style:family="graphic" style:parent-style-name="standard">
      <style:graphic-properties draw:fill="solid" draw:fill-color="#47b8b8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fill="solid" draw:fill-color="#ffff99" draw:textarea-horizontal-align="justify" draw:textarea-vertical-align="middle" draw:auto-grow-height="false" fo:min-height="0cm" fo:min-width="0cm" fo:wrap-option="no-wrap"/>
    </style:style>
    <style:style style:name="gr11" style:family="graphic" style:parent-style-name="standard">
      <style:graphic-properties svg:stroke-width="0.051cm" svg:stroke-color="#800000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8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color="#800000"/>
    </style:style>
    <style:style style:name="P5" style:family="paragraph">
      <style:text-properties fo:color="#800000" fo:font-size="8pt" style:font-size-asian="8pt" style:font-size-complex="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800000"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9.59cm" svg:height="5.08cm" svg:x="1cm" svg:y="19.415cm">
          <text:p/>
        </draw:rect>
        <draw:rect draw:style-name="gr2" draw:text-style-name="P1" draw:layer="layout" svg:width="19.59cm" svg:height="5.08cm" svg:x="1cm" svg:y="12.43cm">
          <text:p/>
        </draw:rect>
        <draw:rect draw:style-name="gr3" draw:text-style-name="P1" draw:layer="layout" svg:width="19.59cm" svg:height="5.08cm" svg:x="1cm" svg:y="5.445cm">
          <text:p/>
        </draw:rect>
        <draw:line draw:style-name="gr4" draw:text-style-name="P1" draw:layer="layout" svg:x1="17.51cm" svg:y1="4.175cm" svg:x2="17.51cm" svg:y2="25.765cm">
          <text:p/>
        </draw:line>
        <draw:rect draw:style-name="gr1" draw:text-style-name="P1" draw:layer="layout" svg:width="19.59cm" svg:height="1.27cm" svg:x="1cm" svg:y="2.905cm">
          <text:p/>
        </draw:rect>
        <draw:frame draw:style-name="gr5" draw:layer="layout" svg:width="19.59cm" svg:height="1.196cm" svg:x="1cm" svg:y="1.074cm">
          <draw:text-box>
            <text:p text:style-name="P1"><text:span text:style-name="T1">Example Data Filtering</text:span></text:p>
          </draw:text-box>
        </draw:frame>
        <draw:rect draw:style-name="gr1" draw:text-style-name="P1" draw:layer="layout" svg:width="19.59cm" svg:height="1.27cm" svg:x="1cm" svg:y="25.67cm">
          <text:p/>
        </draw:rect>
        <draw:line draw:style-name="gr6" draw:text-style-name="P1" draw:layer="layout" svg:x1="2.27cm" svg:y1="11.16cm" svg:x2="19.415cm" svg:y2="11.16cm">
          <text:p text:style-name="P1">RPC</text:p>
        </draw:line>
        <draw:rect draw:style-name="gr7" draw:text-style-name="P1" draw:layer="layout" svg:width="3.175cm" svg:height="0.635cm" svg:x="10.525cm" svg:y="2.905cm">
          <text:p text:style-name="P1">Activities</text:p>
        </draw:rect>
        <draw:rect draw:style-name="gr7" draw:text-style-name="P1" draw:layer="layout" svg:width="3.81cm" svg:height="0.635cm" svg:x="8.62cm" svg:y="26.305cm">
          <text:p text:style-name="P1">Entities</text:p>
        </draw:rect>
        <draw:rect draw:style-name="gr7" draw:text-style-name="P1" draw:layer="layout" svg:width="3.175cm" svg:height="0.635cm" svg:x="13.065cm" svg:y="26.305cm">
          <text:p text:style-name="P1">ACLs</text:p>
        </draw:rect>
        <draw:rect draw:style-name="gr7" draw:text-style-name="P1" draw:layer="layout" svg:width="3.175cm" svg:height="0.635cm" svg:x="6.715cm" svg:y="2.905cm">
          <text:p text:style-name="P1">Contacts</text:p>
        </draw:rect>
        <draw:rect draw:style-name="gr7" draw:text-style-name="P1" draw:layer="layout" svg:width="2.445cm" svg:height="0.635cm" svg:x="17.605cm" svg:y="2.905cm">
          <text:p text:style-name="P1">Ticks</text:p>
        </draw:rect>
        <draw:rect draw:style-name="gr7" draw:text-style-name="P1" draw:layer="layout" svg:width="3.175cm" svg:height="0.635cm" svg:x="16.875cm" svg:y="26.305cm">
          <text:p text:style-name="P1">Ticks</text:p>
        </draw:rect>
        <draw:rect draw:style-name="gr7" draw:text-style-name="P1" draw:layer="layout" svg:width="2.54cm" svg:height="0.635cm" svg:x="14.335cm" svg:y="2.905cm">
          <text:p text:style-name="P1">GUIDs</text:p>
        </draw:rect>
        <draw:rect draw:style-name="gr8" draw:text-style-name="P2" draw:layer="layout" svg:width="5.715cm" svg:height="0.635cm" svg:x="14.335cm" svg:y="5.445cm">
          <text:p text:style-name="P2"><text:span text:style-name="T2">SyncStore_ARMS</text:span></text:p>
        </draw:rect>
        <draw:rect draw:style-name="gr8" draw:text-style-name="P2" draw:layer="layout" svg:width="5.715cm" svg:height="0.635cm" svg:x="14.335cm" svg:y="12.43cm">
          <text:p text:style-name="P2"><text:span text:style-name="T2">SyncStore_Proxy</text:span></text:p>
        </draw:rect>
        <draw:rect draw:style-name="gr8" draw:text-style-name="P2" draw:layer="layout" svg:width="5.715cm" svg:height="0.635cm" svg:x="14.335cm" svg:y="19.415cm">
          <text:p text:style-name="P2"><text:span text:style-name="T2">SyncStore_GenericSQL</text:span></text:p>
        </draw:rect>
        <draw:frame draw:style-name="gr9" draw:text-style-name="P3" draw:layer="layout" svg:width="4.841cm" svg:height="1.916cm" svg:x="1cm" svg:y="5.445cm">
          <draw:text-box>
            <text:p text:style-name="P3"><text:span text:style-name="T3">ARMS Replica</text:span></text:p>
            <text:p text:style-name="P3"><text:span text:style-name="T3">[wsoc.locker10.com</text:span></text:p>
            <text:p text:style-name="P3"><text:span text:style-name="T3"><text:s text:c="3"/></text:span><text:span text:style-name="T3">/arms]</text:span></text:p>
          </draw:text-box>
        </draw:frame>
        <draw:frame draw:style-name="gr9" draw:text-style-name="P3" draw:layer="layout" svg:width="5.197cm" svg:height="1.916cm" svg:x="1cm" svg:y="12.43cm">
          <draw:text-box>
            <text:p text:style-name="P3"><text:span text:style-name="T3">Proxy ARMS Replica</text:span></text:p>
            <text:p text:style-name="P3"><text:span text:style-name="T3">[master.locker10.com</text:span></text:p>
            <text:p text:style-name="P3"><text:span text:style-name="T3"><text:s text:c="2"/></text:span><text:span text:style-name="T3">/wsoc]</text:span></text:p>
          </draw:text-box>
        </draw:frame>
        <draw:frame draw:style-name="gr9" draw:text-style-name="P3" draw:layer="layout" svg:width="5.197cm" svg:height="1.916cm" svg:x="1cm" svg:y="19.415cm">
          <draw:text-box>
            <text:p text:style-name="P3"><text:span text:style-name="T3">Master Replica</text:span></text:p>
            <text:p text:style-name="P3"><text:span text:style-name="T3">[master.locker10.com</text:span></text:p>
            <text:p text:style-name="P3"><text:span text:style-name="T3"><text:s text:c="2"/></text:span><text:span text:style-name="T3">/master]</text:span></text:p>
          </draw:text-box>
        </draw:frame>
        <draw:custom-shape draw:style-name="gr10" draw:text-style-name="P2" draw:layer="layout" svg:width="4.445cm" svg:height="1.27cm" svg:x="1.635cm" svg:y="7.985cm">
          <text:p text:style-name="P2"><text:span text:style-name="T2">Data</text:span></text:p>
          <text:p text:style-name="P2"><text:span text:style-name="T2">Normalization</text:span></text:p>
          <draw:enhanced-geometry svg:viewBox="0 0 21600 21600" draw:glue-points="10800 0 0 10800 10800 21600 21600 10800 ?f40 ?f41" draw:text-areas="0 0 21600 21600" draw:type="rectangular-callout" draw:modifiers="28663.967611336 20478.36349331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4.445cm" svg:height="1.27cm" svg:x="1.635cm" svg:y="14.97cm">
          <text:p text:style-name="P2"><text:span text:style-name="T2">Security</text:span></text:p>
          <text:p text:style-name="P2"><text:span text:style-name="T2">Helpers</text:span></text:p>
          <draw:enhanced-geometry svg:viewBox="0 0 21600 21600" draw:glue-points="10800 0 0 10800 10800 21600 21600 10800 ?f40 ?f41" draw:text-areas="0 0 21600 21600" draw:type="rectangular-callout" draw:modifiers="28974.8987854251 -5404.248623131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4.445cm" svg:height="1.27cm" svg:x="1.635cm" svg:y="21.955cm">
          <text:p text:style-name="P2"><text:span text:style-name="T2">Security</text:span></text:p>
          <text:p text:style-name="P2"><text:span text:style-name="T2">Policy</text:span></text:p>
          <draw:enhanced-geometry svg:viewBox="0 0 21600 21600" draw:glue-points="10800 0 0 10800 10800 21600 21600 10800 ?f40 ?f41" draw:text-areas="0 0 21600 21600" draw:type="rectangular-callout" draw:modifiers="28353.036437247 -5846.105428796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" draw:text-style-name="P3" draw:layer="layout" svg:width="4.409cm" svg:height="0.806cm" svg:x="1cm" svg:y="2.905cm">
          <draw:text-box>
            <text:p text:style-name="P3"><text:span text:style-name="T3">MySQL [site_123]</text:span></text:p>
          </draw:text-box>
        </draw:frame>
        <draw:frame draw:style-name="gr9" draw:text-style-name="P3" draw:layer="layout" svg:width="4.409cm" svg:height="0.806cm" svg:x="1cm" svg:y="25.765cm">
          <draw:text-box>
            <text:p text:style-name="P3"><text:span text:style-name="T3">MySQL [site_456]</text:span></text:p>
          </draw:text-box>
        </draw:frame>
        <draw:line draw:style-name="gr11" draw:text-style-name="P1" draw:layer="layout" svg:x1="10.525cm" svg:y1="18.145cm" svg:x2="10.525cm" svg:y2="4.175cm">
          <text:p text:style-name="P1"/>
          <text:p text:style-name="P1"/>
        </draw:line>
        <draw:line draw:style-name="gr11" draw:text-style-name="P1" draw:layer="layout" svg:x1="10.525cm" svg:y1="18.145cm" svg:x2="10.525cm" svg:y2="25.765cm">
          <text:p/>
        </draw:line>
        <draw:rect draw:style-name="gr8" draw:text-style-name="P2" draw:layer="layout" svg:width="5.715cm" svg:height="0.635cm" svg:x="7.35cm" svg:y="19.415cm">
          <text:p text:style-name="P2"><text:span text:style-name="T2">Filter_StdACLs</text:span></text:p>
        </draw:rect>
        <draw:rect draw:style-name="gr8" draw:text-style-name="P2" draw:layer="layout" svg:width="5.715cm" svg:height="0.635cm" svg:x="7.35cm" svg:y="20.685cm">
          <text:p text:style-name="P2"><text:span text:style-name="T2">Filter_MergeFields</text:span></text:p>
        </draw:rect>
        <draw:rect draw:style-name="gr8" draw:text-style-name="P2" draw:layer="layout" svg:width="5.715cm" svg:height="0.635cm" svg:x="7.35cm" svg:y="12.43cm">
          <text:p text:style-name="P2"><text:span text:style-name="T2">DataStore_Proxy</text:span></text:p>
        </draw:rect>
        <draw:rect draw:style-name="gr8" draw:text-style-name="P2" draw:layer="layout" svg:width="5.715cm" svg:height="0.635cm" svg:x="7.35cm" svg:y="21.955cm">
          <text:p text:style-name="P2"><text:span text:style-name="T2">DataStore_GenericSQL</text:span></text:p>
        </draw:rect>
        <draw:rect draw:style-name="gr8" draw:text-style-name="P2" draw:layer="layout" svg:width="5.715cm" svg:height="0.635cm" svg:x="7.35cm" svg:y="13.7cm">
          <text:p text:style-name="P2"><text:span text:style-name="T2">Filter_Constants</text:span></text:p>
        </draw:rect>
        <draw:rect draw:style-name="gr8" draw:text-style-name="P2" draw:layer="layout" svg:width="5.715cm" svg:height="0.635cm" svg:x="7.35cm" svg:y="14.97cm">
          <text:p text:style-name="P2"><text:span text:style-name="T2">Filter_StdColumns</text:span></text:p>
        </draw:rect>
        <draw:rect draw:style-name="gr8" draw:text-style-name="P2" draw:layer="layout" svg:width="5.715cm" svg:height="0.635cm" svg:x="7.35cm" svg:y="5.445cm">
          <text:p text:style-name="P2"><text:span text:style-name="T2">DataStore_ARMS</text:span></text:p>
        </draw:rect>
        <draw:rect draw:style-name="gr8" draw:text-style-name="P2" draw:layer="layout" svg:width="5.715cm" svg:height="0.635cm" svg:x="7.35cm" svg:y="6.715cm">
          <text:p text:style-name="P2"><text:span text:style-name="T2">Filter_FK</text:span></text:p>
        </draw:rect>
        <draw:rect draw:style-name="gr8" draw:text-style-name="P2" draw:layer="layout" svg:width="5.715cm" svg:height="0.635cm" svg:x="7.35cm" svg:y="7.985cm">
          <text:p text:style-name="P2"><text:span text:style-name="T2">Filter_OptionValue</text:span></text:p>
        </draw:rect>
        <draw:rect draw:style-name="gr8" draw:text-style-name="P2" draw:layer="layout" svg:width="5.715cm" svg:height="0.635cm" svg:x="7.35cm" svg:y="9.255cm">
          <text:p text:style-name="P2"><text:span text:style-name="T2">Filter_CustomFieldName</text:span></text:p>
        </draw:rect>
        <draw:frame draw:style-name="gr12" draw:text-style-name="P5" draw:layer="layout" svg:width="2.195cm" svg:height="0.564cm" svg:x="10.525cm" svg:y="18.216cm">
          <draw:text-box>
            <text:p text:style-name="P4"><text:span text:style-name="T4">global perfect</text:span></text:p>
          </draw:text-box>
        </draw:frame>
        <draw:frame draw:style-name="gr12" draw:text-style-name="P5" draw:layer="layout" svg:width="2.022cm" svg:height="0.564cm" svg:x="10.548cm" svg:y="6.151cm">
          <draw:text-box>
            <text:p text:style-name="P4"><text:span text:style-name="T4">local perfect</text:span></text:p>
          </draw:text-box>
        </draw:frame>
        <draw:line draw:style-name="gr6" draw:text-style-name="P1" draw:layer="layout" svg:x1="2.27cm" svg:y1="18.145cm" svg:x2="19.415cm" svg:y2="18.145cm">
          <text:p text:style-name="P1">Sync/Transfer Logic</text:p>
        </draw:line>
        <draw:frame draw:style-name="gr12" draw:text-style-name="P5" draw:layer="layout" svg:width="2.022cm" svg:height="0.564cm" svg:x="10.525cm" svg:y="21.391cm">
          <draw:text-box>
            <text:p text:style-name="P4"><text:span text:style-name="T4">local perfec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7da647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Tim </meta:initial-creator>
    <meta:creation-date>2011-12-09T16:35:17</meta:creation-date>
    <dc:date>2011-12-12T19:59:29</dc:date>
    <dc:creator>Tim </dc:creator>
    <meta:editing-duration>PT75H09M01S</meta:editing-duration>
    <meta:editing-cycles>32</meta:editing-cycles>
    <meta:generator>OpenOffice.org/3.1$Unix OpenOffice.org_project/310m19$Build-9420</meta:generator>
    <meta:document-statistic meta:object-count="42"/>
  </office:meta>
</office:document-meta>
</file>